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Yu Gothic" svg:font-family="'Yu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808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6.177cm"/>
    </style:style>
    <style:style style:name="co4" style:family="table-column">
      <style:table-column-properties fo:break-before="auto" style:column-width="3.089cm"/>
    </style:style>
    <style:style style:name="ro1" style:family="table-row">
      <style:table-row-properties style:row-height="5.292cm" fo:break-before="auto" style:use-optimal-row-height="false"/>
    </style:style>
    <style:style style:name="ro2" style:family="table-row">
      <style:table-row-properties style:row-height="0.506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ta1" style:family="table" style:master-page-name="PageStyle_5f_Description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items-Anchors">
      <style:table-properties table:display="true" style:writing-mode="lr-tb"/>
    </style:style>
    <style:style style:name="ta4" style:family="table" style:master-page-name="PageStyle_5f_items-CharClass">
      <style:table-properties table:display="true" style:writing-mode="lr-tb"/>
    </style:style>
    <style:style style:name="ta5" style:family="table" style:master-page-name="PageStyle_5f_items-POSIX-CHAR">
      <style:table-properties table:display="true" style:writing-mode="lr-tb"/>
    </style:style>
    <style:style style:name="ta6" style:family="table" style:master-page-name="PageStyle_5f_items-Groups">
      <style:table-properties table:display="true" style:writing-mode="lr-tb"/>
    </style:style>
    <style:style style:name="ta7" style:family="table" style:master-page-name="PageStyle_5f_items-bracketEx">
      <style:table-properties table:display="true" style:writing-mode="lr-tb"/>
    </style:style>
    <style:style style:name="ta8" style:family="table" style:master-page-name="PageStyle_5f_items-Quantifiers">
      <style:table-properties table:display="true" style:writing-mode="lr-tb"/>
    </style:style>
    <style:style style:name="ta9" style:family="table" style:master-page-name="PageStyle_5f_items-spchar">
      <style:table-properties table:display="true" style:writing-mode="lr-tb"/>
    </style:style>
    <style:style style:name="ta10" style:family="table" style:master-page-name="PageStyle_5f_items-assertion">
      <style:table-properties table:display="true" style:writing-mode="lr-tb"/>
    </style:style>
    <style:style style:name="ta11" style:family="table" style:master-page-name="PageStyle_5f_items-Back_20_References">
      <style:table-properties table:display="true" style:writing-mode="lr-tb"/>
    </style:style>
    <style:style style:name="ta12" style:family="table" style:master-page-name="PageStyle_5f_items-Case_20_Modifiers">
      <style:table-properties table:display="true" style:writing-mode="lr-tb"/>
    </style:style>
    <style:style style:name="ta13" style:family="table" style:master-page-name="PageStyle_5f_items-Modifiers">
      <style:table-properties table:display="true" style:writing-mode="lr-tb"/>
    </style:style>
    <number:text-style style:name="N8100" number:language="ja" number:country="JP">
      <number:text-content/>
    </number:text-style>
    <style:style style:name="ce1" style:family="table-cell" style:parent-style-name="Excel_20_Built-in_20_Normal">
      <style:table-cell-properties style:diagonal-bl-tr="none" style:diagonal-tl-br="none" style:text-align-source="value-type" style:repeat-content="false" fo:wrap-option="wrap" fo:border="0.141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no-wrap" fo:border-left="0.141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141cm solid #000000" style:vertical-align="middle"/>
      <style:paragraph-properties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6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0.141cm solid #000000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9" style:family="table-cell" style:parent-style-name="Excel_20_Built-in_20_Normal">
      <style:table-cell-properties fo:border-bottom="0.141cm solid #000000" style:diagonal-bl-tr="none" style:diagonal-tl-br="none" style:text-align-source="value-type" style:repeat-content="false" fo:wrap-option="no-wrap" fo:border-left="none" style:direction="ltr" fo:border-right="0.141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0" style:family="table-cell" style:parent-style-name="Excel_20_Built-in_20_Normal" style:data-style-name="N8100"/>
    <style:style style:name="ce11" style:family="table-cell" style:parent-style-name="Excel_20_Built-in_20_Hyperlink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Yu Gothic" fo:font-size="12pt" fo:font-style="normal" fo:text-shadow="none" style:text-underline-style="none" fo:font-weight="normal" style:font-name-asian="Yu Gothic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13" style:family="table-cell" style:parent-style-name="Excel_20_Built-in_20_Normal" style:data-style-name="N108"/>
    <style:style style:name="gr1" style:family="graphic">
      <style:graphic-properties draw:stroke="solid" svg:stroke-width="0cm" svg:stroke-color="#edeaa1" draw:marker-start="線の終点_20_1" draw:marker-start-width="0.2cm" draw:marker-start-center="false" draw:stroke-linejoin="miter" draw:fill="gradient" draw:fill-color="#ffffc0" draw:fill-gradient-name="Gradient_20_7" draw:auto-grow-height="true" draw:auto-grow-width="false" fo:max-width="12cm" fo:min-height="1.29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edeaa1" draw:marker-start="線の終点_20_1" draw:marker-start-width="0.2cm" draw:marker-start-center="false" draw:stroke-linejoin="miter" draw:fill="gradient" draw:fill-color="#ffffc0" draw:fill-gradient-name="Gradient_20_7" draw:auto-grow-height="true" draw:auto-grow-width="false" fo:max-width="12cm" fo:min-height="1.29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edeaa1" draw:marker-start="線の終点_20_1" draw:marker-start-width="0.2cm" draw:marker-start-center="false" draw:stroke-linejoin="miter" draw:fill="gradient" draw:fill-color="#ffffc0" draw:fill-gradient-name="Gradient_20_7" draw:auto-grow-height="true" draw:auto-grow-width="false" fo:max-width="12cm" fo:min-height="2.13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ＭＳ Ｐゴシック'" style:font-pitch="variabl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ＭＳ Ｐゴシック'" style:font-pitch-asian="variable" style:font-size-asian="11pt" style:language-asian="ja" style:country-asian="JP" style:font-style-asian="normal" style:font-weight-asian="bold" style:font-family-complex="'ＭＳ Ｐゴシック'" style:font-pitch-complex="variable" style:font-size-complex="11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ＭＳ Ｐゴシック'" style:font-pitch="variable" fo:font-size="11pt" fo:font-style="normal" fo:text-shadow="none" style:text-underline-style="none" fo:font-weight="normal" style:font-family-asian="'ＭＳ Ｐゴシック'" style:font-pitch-asian="variable" style:font-size-asian="11pt" style:font-style-asian="normal" style:font-weight-asian="normal" style:font-family-complex="'ＭＳ Ｐゴシック'" style:font-pitch-complex="variabl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scrip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string" table:number-columns-spanned="4" table:number-rows-spanned="6">
            <text:p>http://shancarter.github.io/mr-data-converter/ にcsvを各階層ごとに貼り付ける</text:p>
            <text:p>backslashはフォントにより¥で表示されるが、出力ではbackslashに変換されるので気にしない</text:p>
          </table:table-cell>
          <table:covered-table-cell table:number-columns-repeated="2" table:style-name="ce4"/>
          <table:covered-table-cell table:style-name="ce7"/>
          <table:table-cell table:number-columns-repeated="1020"/>
        </table:table-row>
        <table:table-row table:style-name="ro2">
          <table:covered-table-cell table:style-name="ce2"/>
          <table:covered-table-cell table:number-columns-repeated="2" table:style-name="ce5"/>
          <table:covered-table-cell table:style-name="ce8"/>
          <table:table-cell table:number-columns-repeated="1020"/>
        </table:table-row>
        <table:table-row table:style-name="ro2">
          <table:covered-table-cell table:style-name="ce2"/>
          <table:covered-table-cell table:number-columns-repeated="2" table:style-name="ce5"/>
          <table:covered-table-cell table:style-name="ce8"/>
          <table:table-cell table:number-columns-repeated="1020"/>
        </table:table-row>
        <table:table-row table:style-name="ro2">
          <table:covered-table-cell table:style-name="ce2"/>
          <table:covered-table-cell table:number-columns-repeated="2" table:style-name="ce5"/>
          <table:covered-table-cell table:style-name="ce8"/>
          <table:table-cell table:number-columns-repeated="1020"/>
        </table:table-row>
        <table:table-row table:style-name="ro2">
          <table:covered-table-cell table:style-name="ce2"/>
          <table:covered-table-cell table:number-columns-repeated="2" table:style-name="ce5"/>
          <table:covered-table-cell table:style-name="ce8"/>
          <table:table-cell table:number-columns-repeated="1020"/>
        </table:table-row>
        <table:table-row table:style-name="ro2">
          <table:covered-table-cell table:style-name="ce3"/>
          <table:covered-table-cell table:number-columns-repeated="2" table:style-name="ce6"/>
          <table:covered-table-cell table:style-name="ce9"/>
          <table:table-cell table:number-columns-repeated="1020"/>
        </table:table-row>
        <table:table-row table:style-name="ro2">
          <table:table-cell office:value-type="string">
            <text:p>backups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" table:style-name="ta2" table:print="false">
        <office:forms form:automatic-focus="false" form:apply-design-mode="false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2" table:number-columns-repeated="1019" table:default-cell-style-name="Excel_20_Built-in_20_Normal"/>
        <table:table-row table:style-name="ro2">
          <table:table-cell table:style-name="ce10" office:value-type="string">
            <office:annotation office:display="true"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: true</text:p>
            </office:annotation>
            <text:p>color</text:p>
          </table:table-cell>
          <table:table-cell office:value-type="string">
            <office:annotation draw:style-name="gr1" draw:text-style-name="P1" svg:width="3.586cm" svg:height="1.761cm" svg:x="6.309cm" svg:y="0.009cm" draw:caption-point-x="-0.341cm" draw:caption-point-y="0.001cm">
              <dc:creator>sm</dc:creator>
              <dc:date>2018-01-05T00:00:00</dc:date>
              <text:p text:style-name="P1">"type" : ["string"],</text:p>
              <text:p text:style-name="P1">"required" : true</text:p>
              <text:p text:style-name="P1"><text:span text:style-name="T1"/></text:p>
            </office:annotation>
            <text:p>title</text:p>
          </table:table-cell>
          <table:table-cell office:value-type="string">
            <office:annotation draw:style-name="gr2" draw:text-style-name="P1" svg:width="5.058cm" svg:height="1.499cm" svg:x="22.487cm" svg:y="1.285cm" draw:caption-point-x="-13.53cm" draw:caption-point-y="-1.275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office:value-type="string">
            <office:annotation draw:style-name="gr3" draw:text-style-name="P1" svg:width="2.659cm" svg:height="3.841cm" svg:x="12.287cm" svg:y="0.009cm" draw:caption-point-x="-0.341cm" draw:caption-point-y="0.001cm">
              <dc:creator>sm</dc:creator>
              <dc:date>2018-01-05T00:00:00</dc:date>
              <text:p text:style-name="P1">#1111</text:p>
              <text:p text:style-name="P1">"type" : ["string", "null"],</text:p>
              <text:p text:style-name="P1"># 2222</text:p>
              <text:p text:style-name="P1">"required" : false</text:p>
            </office:annotation>
            <text:p>desc-en</text:p>
          </table:table-cell>
          <table:table-cell office:value-type="string">
            <office:annotation draw:style-name="gr1" draw:text-style-name="P1" svg:width="3.586cm" svg:height="1.498cm" svg:x="18.441cm" svg:y="0.009cm" draw:caption-point-x="-0.341cm" draw:caption-point-y="0.001cm">
              <dc:creator>sm</dc:creator>
              <dc:date>2018-01-05T00:00:00</dc:date>
              <text:p text:style-name="P1">"type" : "array",</text:p>
              <text:p text:style-name="P1">"required" : true</text:p>
            </office:annotation>
            <text:p>items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fff000</text:p>
          </table:table-cell>
          <table:table-cell office:value-type="string">
            <text:p>Anchors</text:p>
          </table:table-cell>
          <table:table-cell table:number-columns-repeated="2"/>
          <table:table-cell office:value-type="string">
            <text:p>sheet://items-Anchors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f00000</text:p>
          </table:table-cell>
          <table:table-cell office:value-type="string">
            <text:p>Character Classes</text:p>
          </table:table-cell>
          <table:table-cell/>
          <table:table-cell office:value-type="string">
            <text:p>Character classes can be used in ranges.</text:p>
          </table:table-cell>
          <table:table-cell office:value-type="string">
            <text:p>sheet://items-CharClass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000FF</text:p>
          </table:table-cell>
          <table:table-cell office:value-type="string">
            <text:p>POSIX Character Classes</text:p>
          </table:table-cell>
          <table:table-cell/>
          <table:table-cell office:value-type="string">
            <text:p>POSIX Character Classes must be used in bracket expressions, e.g. [a-z[:upper:]].</text:p>
          </table:table-cell>
          <table:table-cell office:value-type="string">
            <text:p>sheet://items-POSIX-CHAR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f000f</text:p>
          </table:table-cell>
          <table:table-cell office:value-type="string">
            <text:p>Groups</text:p>
          </table:table-cell>
          <table:table-cell table:number-columns-repeated="2"/>
          <table:table-cell office:value-type="string">
            <text:p>sheet://items-Groups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00f0f</text:p>
          </table:table-cell>
          <table:table-cell office:value-type="string">
            <text:p>Bracket Expressions</text:p>
          </table:table-cell>
          <table:table-cell table:number-columns-repeated="2"/>
          <table:table-cell office:value-type="string">
            <text:p>sheet://items-bracketEx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f0f0f</text:p>
          </table:table-cell>
          <table:table-cell office:value-type="string">
            <text:p>Quantifiers</text:p>
          </table:table-cell>
          <table:table-cell table:number-columns-repeated="2"/>
          <table:table-cell office:value-type="string">
            <text:p>sheet://items-Quantifiers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f00ff</text:p>
          </table:table-cell>
          <table:table-cell office:value-type="string">
            <text:p>Special Characters</text:p>
          </table:table-cell>
          <table:table-cell table:number-columns-repeated="2"/>
          <table:table-cell office:value-type="string">
            <text:p>sheet://items-spchar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0ff0f</text:p>
          </table:table-cell>
          <table:table-cell office:value-type="string">
            <text:p>Assertions</text:p>
          </table:table-cell>
          <table:table-cell table:number-columns-repeated="2"/>
          <table:table-cell office:value-type="string">
            <text:p>sheet://items-assertion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00000</text:p>
          </table:table-cell>
          <table:table-cell office:value-type="string">
            <text:p>Back References</text:p>
          </table:table-cell>
          <table:table-cell/>
          <table:table-cell office:value-type="string">
            <text:p>Back references are used in replacements.</text:p>
          </table:table-cell>
          <table:table-cell office:value-type="string">
            <text:p>sheet://items-assertion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00000</text:p>
          </table:table-cell>
          <table:table-cell office:value-type="string">
            <text:p>Case Modifiers</text:p>
          </table:table-cell>
          <table:table-cell/>
          <table:table-cell office:value-type="string">
            <text:p>Case modifiers are used in replacements.</text:p>
          </table:table-cell>
          <table:table-cell office:value-type="string">
            <text:p>sheet://items-Case Modifiers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000000</text:p>
          </table:table-cell>
          <table:table-cell office:value-type="string">
            <text:p>Modifiers</text:p>
          </table:table-cell>
          <table:table-cell/>
          <table:table-cell office:value-type="string">
            <text:p>Modifiers can be grouped together, e.g. (?ixm).</text:p>
          </table:table-cell>
          <table:table-cell office:value-type="string">
            <text:p>sheet://items-Modifiers</text:p>
          </table:table-cell>
          <table:table-cell table:number-columns-repeated="1019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Anchors" table:style-name="ta3" table:print="false">
        <office:forms form:automatic-focus="false" form:apply-design-mode="false"/>
        <table:table-column table:style-name="co4" table:default-cell-style-name="ce10"/>
        <table:table-column table:style-name="co2" table:number-columns-repeated="1023" table:default-cell-style-name="Excel_20_Built-in_20_Normal"/>
        <table:table-row table:style-name="ro2">
          <table:table-cell office:value-type="string">
            <office:annotation draw:style-name="gr1" draw:text-style-name="P1" svg:width="3.586cm" svg:height="1.761cm" svg:x="3.40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1.761cm" svg:x="6.397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office:value-type="string">
            <office:annotation draw:style-name="gr1" draw:text-style-name="P1" svg:width="3.586cm" svg:height="2.281cm" svg:x="9.386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table:number-columns-repeated="1021"/>
        </table:table-row>
        <table:table-row table:style-name="ro2">
          <table:table-cell office:value-type="string">
            <text:p>^</text:p>
          </table:table-cell>
          <table:table-cell/>
          <table:table-cell office:value-type="string">
            <text:p>Matches at the start of string or start of line if multi-line mode is enabled. Many regex implementations have multi-line mode enabled by default.</text:p>
          </table:table-cell>
          <table:table-cell table:number-columns-repeated="1021"/>
        </table:table-row>
        <table:table-row table:style-name="ro2">
          <table:table-cell office:value-type="string">
            <text:p>$</text:p>
          </table:table-cell>
          <table:table-cell/>
          <table:table-cell office:value-type="string">
            <text:p>Matches at the end of string or end of line if multi-line mode is <text:s/>enabled. Many regex implementations have multi-line mode enabled by default.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\A</text:p>
          </table:table-cell>
          <table:table-cell/>
          <table:table-cell office:value-type="string">
            <text:p>Matches at the start of the search string.</text:p>
          </table:table-cell>
          <table:table-cell table:number-columns-repeated="1021"/>
        </table:table-row>
        <table:table-row table:style-name="ro2">
          <table:table-cell office:value-type="string">
            <text:p>\Z</text:p>
          </table:table-cell>
          <table:table-cell/>
          <table:table-cell office:value-type="string">
            <text:p>Matches at the end of the search string, or before a newline at the end of the string.</text:p>
          </table:table-cell>
          <table:table-cell table:number-columns-repeated="1021"/>
        </table:table-row>
        <table:table-row table:style-name="ro2">
          <table:table-cell office:value-type="string">
            <text:p>\z</text:p>
          </table:table-cell>
          <table:table-cell/>
          <table:table-cell office:value-type="string">
            <text:p>Matches at the end of the search string.</text:p>
          </table:table-cell>
          <table:table-cell table:number-columns-repeated="1021"/>
        </table:table-row>
        <table:table-row table:style-name="ro2">
          <table:table-cell office:value-type="string">
            <text:p>\b</text:p>
          </table:table-cell>
          <table:table-cell/>
          <table:table-cell office:value-type="string">
            <text:p>Matches at word boundaries.</text:p>
          </table:table-cell>
          <table:table-cell table:number-columns-repeated="1021"/>
        </table:table-row>
        <table:table-row table:style-name="ro2">
          <table:table-cell office:value-type="string">
            <text:p>\B</text:p>
          </table:table-cell>
          <table:table-cell/>
          <table:table-cell office:value-type="string">
            <text:p>Matches anywhere but word boundaries.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CharClass" table:style-name="ta4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.</text:p>
          </table:table-cell>
          <table:table-cell office:value-type="string">
            <text:p>Matches any character except newline (matches newline in single-line)</text:p>
          </table:table-cell>
          <table:table-cell table:number-columns-repeated="1022"/>
        </table:table-row>
        <table:table-row table:style-name="ro2">
          <table:table-cell office:value-type="string">
            <text:p>\s</text:p>
          </table:table-cell>
          <table:table-cell office:value-type="string">
            <text:p>Matches white space characters.</text:p>
          </table:table-cell>
          <table:table-cell table:number-columns-repeated="1022"/>
        </table:table-row>
        <table:table-row table:style-name="ro2">
          <table:table-cell office:value-type="string">
            <text:p>\S</text:p>
          </table:table-cell>
          <table:table-cell office:value-type="string">
            <text:p>Matches anything but white space characters.</text:p>
          </table:table-cell>
          <table:table-cell table:number-columns-repeated="1022"/>
        </table:table-row>
        <table:table-row table:style-name="ro2">
          <table:table-cell office:value-type="string">
            <text:p>\d</text:p>
          </table:table-cell>
          <table:table-cell office:value-type="string">
            <text:p>Matches digits. Equivalent to [0-9].</text:p>
          </table:table-cell>
          <table:table-cell table:number-columns-repeated="1022"/>
        </table:table-row>
        <table:table-row table:style-name="ro2">
          <table:table-cell office:value-type="string">
            <text:p>\D</text:p>
          </table:table-cell>
          <table:table-cell office:value-type="string">
            <text:p>Matches anything but digits. Equivalent to [^0-9].</text:p>
          </table:table-cell>
          <table:table-cell table:number-columns-repeated="1022"/>
        </table:table-row>
        <table:table-row table:style-name="ro2">
          <table:table-cell office:value-type="string">
            <text:p>\w</text:p>
          </table:table-cell>
          <table:table-cell office:value-type="string">
            <text:p>Matches letters, digits and underscores. Equivalent to [A-Za-z0-9_].</text:p>
          </table:table-cell>
          <table:table-cell table:number-columns-repeated="1022"/>
        </table:table-row>
        <table:table-row table:style-name="ro2">
          <table:table-cell office:value-type="string">
            <text:p>\W</text:p>
          </table:table-cell>
          <table:table-cell office:value-type="string">
            <text:p>Matches anything but letters, digits and underscores.</text:p>
          </table:table-cell>
          <table:table-cell table:number-columns-repeated="1022"/>
        </table:table-row>
        <table:table-row table:style-name="ro2">
          <table:table-cell office:value-type="string">
            <text:p>\xff</text:p>
          </table:table-cell>
          <table:table-cell office:value-type="string">
            <text:p>Matches ASCII hexadecimal character ff.</text:p>
          </table:table-cell>
          <table:table-cell table:number-columns-repeated="1022"/>
        </table:table-row>
        <table:table-row table:style-name="ro2">
          <table:table-cell office:value-type="string">
            <text:p>\x{ffff}</text:p>
          </table:table-cell>
          <table:table-cell office:value-type="string">
            <text:p>Matches UTF-8 hexadecimal character ffff.</text:p>
          </table:table-cell>
          <table:table-cell table:number-columns-repeated="1022"/>
        </table:table-row>
        <table:table-row table:style-name="ro2">
          <table:table-cell office:value-type="string">
            <text:p>\A</text:p>
          </table:table-cell>
          <table:table-cell office:value-type="string">
            <text:p>Matches ASCII control character ^A (case insensitive).</text:p>
          </table:table-cell>
          <table:table-cell table:number-columns-repeated="1022"/>
        </table:table-row>
        <table:table-row table:style-name="ro2">
          <table:table-cell table:style-name="ce10" office:value-type="string">
            <text:p>\132</text:p>
          </table:table-cell>
          <table:table-cell office:value-type="string">
            <text:p>Matches ASCII octal character 132.</text:p>
          </table:table-cell>
          <table:table-cell table:number-columns-repeated="1022"/>
        </table:table-row>
        <table:table-row table:style-name="ro3" table:number-rows-repeated="4">
          <table:table-cell table:style-name="ce12"/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POSIX-CHAR" table:style-name="ta5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[:upper:]</text:p>
          </table:table-cell>
          <table:table-cell office:value-type="string">
            <text:p>Matches uppercase letters. Equivalent to A-Z.</text:p>
          </table:table-cell>
          <table:table-cell table:number-columns-repeated="1022"/>
        </table:table-row>
        <table:table-row table:style-name="ro2">
          <table:table-cell office:value-type="string">
            <text:p>[:lower:]</text:p>
          </table:table-cell>
          <table:table-cell office:value-type="string">
            <text:p>Matches lowercase letters. Equivalent to a-z.</text:p>
          </table:table-cell>
          <table:table-cell table:number-columns-repeated="1022"/>
        </table:table-row>
        <table:table-row table:style-name="ro2">
          <table:table-cell office:value-type="string">
            <text:p>[:alpha:]</text:p>
          </table:table-cell>
          <table:table-cell office:value-type="string">
            <text:p>Matches letters. Equivalent to A-Za-z.</text:p>
          </table:table-cell>
          <table:table-cell table:number-columns-repeated="1022"/>
        </table:table-row>
        <table:table-row table:style-name="ro2">
          <table:table-cell office:value-type="string">
            <text:p>[:alnum:]</text:p>
          </table:table-cell>
          <table:table-cell office:value-type="string">
            <text:p>Matches letters and digits. Equivalent to A-Za-z0-9.</text:p>
          </table:table-cell>
          <table:table-cell table:number-columns-repeated="1022"/>
        </table:table-row>
        <table:table-row table:style-name="ro2">
          <table:table-cell office:value-type="string">
            <text:p>[:ascii:]</text:p>
          </table:table-cell>
          <table:table-cell office:value-type="string">
            <text:p>Matches ASCII characters. Equivalent to \\x00-\\x7f.</text:p>
          </table:table-cell>
          <table:table-cell table:number-columns-repeated="1022"/>
        </table:table-row>
        <table:table-row table:style-name="ro2">
          <table:table-cell office:value-type="string">
            <text:p>[:word:]</text:p>
          </table:table-cell>
          <table:table-cell office:value-type="string">
            <text:p>Matches letters, digits and underscores. Equivalent to \\w.</text:p>
          </table:table-cell>
          <table:table-cell table:number-columns-repeated="1022"/>
        </table:table-row>
        <table:table-row table:style-name="ro2">
          <table:table-cell office:value-type="string">
            <text:p>[:digit:]</text:p>
          </table:table-cell>
          <table:table-cell office:value-type="string">
            <text:p>Matches digits. Equivalent to 0-9.</text:p>
          </table:table-cell>
          <table:table-cell table:number-columns-repeated="1022"/>
        </table:table-row>
        <table:table-row table:style-name="ro2">
          <table:table-cell office:value-type="string">
            <text:p>[:xdigit:]</text:p>
          </table:table-cell>
          <table:table-cell office:value-type="string">
            <text:p>Matches characters that can be used in hexadecimal codes.</text:p>
          </table:table-cell>
          <table:table-cell table:number-columns-repeated="1022"/>
        </table:table-row>
        <table:table-row table:style-name="ro2">
          <table:table-cell office:value-type="string">
            <text:p>[:punct:]</text:p>
          </table:table-cell>
          <table:table-cell office:value-type="string">
            <text:p>Matches punctuation.</text:p>
          </table:table-cell>
          <table:table-cell table:number-columns-repeated="1022"/>
        </table:table-row>
        <table:table-row table:style-name="ro2">
          <table:table-cell office:value-type="string">
            <text:p>[:blank:]</text:p>
          </table:table-cell>
          <table:table-cell office:value-type="string">
            <text:p>Matches space and tab. Equivalent to [ \\t].</text:p>
          </table:table-cell>
          <table:table-cell table:number-columns-repeated="1022"/>
        </table:table-row>
        <table:table-row table:style-name="ro2">
          <table:table-cell office:value-type="string">
            <text:p>[:space:]</text:p>
          </table:table-cell>
          <table:table-cell office:value-type="string">
            <text:p>Matches space, tab and newline. Equivalent to \\s.</text:p>
          </table:table-cell>
          <table:table-cell table:number-columns-repeated="1022"/>
        </table:table-row>
        <table:table-row table:style-name="ro2">
          <table:table-cell office:value-type="string">
            <text:p>[:cntrl:]</text:p>
          </table:table-cell>
          <table:table-cell office:value-type="string">
            <text:p>Matches control characters. Equivalent to [\\x00-\\x1F\\x7F].</text:p>
          </table:table-cell>
          <table:table-cell table:number-columns-repeated="1022"/>
        </table:table-row>
        <table:table-row table:style-name="ro2">
          <table:table-cell office:value-type="string">
            <text:p>[:graph:]</text:p>
          </table:table-cell>
          <table:table-cell office:value-type="string">
            <text:p>Matches printed characters. Equivalent to [\\x21-\\x7E].</text:p>
          </table:table-cell>
          <table:table-cell table:number-columns-repeated="1022"/>
        </table:table-row>
        <table:table-row table:style-name="ro2">
          <table:table-cell office:value-type="string">
            <text:p>[:print:]</text:p>
          </table:table-cell>
          <table:table-cell office:value-type="string">
            <text:p>Matches printed characters and spaces. Equivalent to [\\x21-\\x7E].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Groups" table:style-name="ta6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(foo|bar)</text:p>
          </table:table-cell>
          <table:table-cell office:value-type="string">
            <text:p>Matches pattern foo or bar.</text:p>
          </table:table-cell>
          <table:table-cell table:number-columns-repeated="1022"/>
        </table:table-row>
        <table:table-row table:style-name="ro2">
          <table:table-cell office:value-type="string">
            <text:p>(foo)</text:p>
          </table:table-cell>
          <table:table-cell office:value-type="string">
            <text:p>Define a group (or subpattern) consisting of pattern foo. Matches within the group can be referenced in a replacement using a backreference.</text:p>
          </table:table-cell>
          <table:table-cell table:number-columns-repeated="1022"/>
        </table:table-row>
        <table:table-row table:style-name="ro2">
          <table:table-cell office:value-type="string">
            <text:p>(?&lt;foo&gt;bar)</text:p>
          </table:table-cell>
          <table:table-cell office:value-type="string">
            <text:p>Define a named group named {foo} consisting of pattern bar. Matches within the group can be referenced in a replacement using the backreference foo.</text:p>
          </table:table-cell>
          <table:table-cell table:number-columns-repeated="1022"/>
        </table:table-row>
        <table:table-row table:style-name="ro2">
          <table:table-cell office:value-type="string">
            <text:p>(?:foo)</text:p>
          </table:table-cell>
          <table:table-cell office:value-type="string">
            <text:p>Define a passive group consisting of pattern foo. Passive groups cannot be referenced in a replacement using a backreference.</text:p>
          </table:table-cell>
          <table:table-cell table:number-columns-repeated="1022"/>
        </table:table-row>
        <table:table-row table:style-name="ro2">
          <table:table-cell office:value-type="string">
            <text:p>(?&gt;foo+)bar</text:p>
          </table:table-cell>
          <table:table-cell office:value-type="string">
            <text:p>Define an atomic group consisting of pattern foo+. Once foo+ has been matched, the regex engine will not try to find other variable length matches of foo+ in order to find a match followed by a maßtch of bar. Atomic groups may be used for perforamce reasons.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bracketEx" table:style-name="ta7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[adf]</text:p>
          </table:table-cell>
          <table:table-cell office:value-type="string">
            <text:p>Matches characters a or d or f.</text:p>
          </table:table-cell>
          <table:table-cell table:number-columns-repeated="1022"/>
        </table:table-row>
        <table:table-row table:style-name="ro2">
          <table:table-cell office:value-type="string">
            <text:p>[^adf]</text:p>
          </table:table-cell>
          <table:table-cell office:value-type="string">
            <text:p>Matches anything but characters a, d and f.</text:p>
          </table:table-cell>
          <table:table-cell table:number-columns-repeated="1022"/>
        </table:table-row>
        <table:table-row table:style-name="ro2">
          <table:table-cell office:value-type="string">
            <text:p>[a-f]</text:p>
          </table:table-cell>
          <table:table-cell office:value-type="string">
            <text:p>Match any lowercase letter between a and f inclusive.</text:p>
          </table:table-cell>
          <table:table-cell table:number-columns-repeated="1022"/>
        </table:table-row>
        <table:table-row table:style-name="ro2">
          <table:table-cell office:value-type="string">
            <text:p>[A-F]</text:p>
          </table:table-cell>
          <table:table-cell office:value-type="string">
            <text:p>Match any uppercase letter between A and F inclusive.</text:p>
          </table:table-cell>
          <table:table-cell table:number-columns-repeated="1022"/>
        </table:table-row>
        <table:table-row table:style-name="ro2">
          <table:table-cell office:value-type="string">
            <text:p>[0-9]</text:p>
          </table:table-cell>
          <table:table-cell office:value-type="string">
            <text:p>Match any digit between 0 and 9 inclusive.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Quantifiers" table:style-name="ta8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*?</text:p>
          </table:table-cell>
          <table:table-cell office:value-type="string">
            <text:p>Zero or more, lazy. Matches will be as small as possible.</text:p>
          </table:table-cell>
          <table:table-cell table:number-columns-repeated="1022"/>
        </table:table-row>
        <table:table-row table:style-name="ro2">
          <table:table-cell office:value-type="string">
            <text:p>+</text:p>
          </table:table-cell>
          <table:table-cell office:value-type="string">
            <text:p>One or more. Matches will be as large as possible.</text:p>
          </table:table-cell>
          <table:table-cell table:number-columns-repeated="1022"/>
        </table:table-row>
        <table:table-row table:style-name="ro2">
          <table:table-cell office:value-type="string">
            <text:p>+?</text:p>
          </table:table-cell>
          <table:table-cell office:value-type="string">
            <text:p>One or more, lazy. Matches will be as small as possible.</text:p>
          </table:table-cell>
          <table:table-cell table:number-columns-repeated="1022"/>
        </table:table-row>
        <table:table-row table:style-name="ro2">
          <table:table-cell office:value-type="string">
            <text:p>?</text:p>
          </table:table-cell>
          <table:table-cell office:value-type="string">
            <text:p>Zero or one. Matches will be as large as possible.</text:p>
          </table:table-cell>
          <table:table-cell table:number-columns-repeated="1022"/>
        </table:table-row>
        <table:table-row table:style-name="ro2">
          <table:table-cell office:value-type="string">
            <text:p>??</text:p>
          </table:table-cell>
          <table:table-cell office:value-type="string">
            <text:p>Zero or one, lazy. Matches will be as small as possible.</text:p>
          </table:table-cell>
          <table:table-cell table:number-columns-repeated="1022"/>
        </table:table-row>
        <table:table-row table:style-name="ro2">
          <table:table-cell office:value-type="string">
            <text:p>{2}</text:p>
          </table:table-cell>
          <table:table-cell office:value-type="string">
            <text:p>Two exactly.</text:p>
          </table:table-cell>
          <table:table-cell table:number-columns-repeated="1022"/>
        </table:table-row>
        <table:table-row table:style-name="ro2">
          <table:table-cell office:value-type="string">
            <text:p>{2,}</text:p>
          </table:table-cell>
          <table:table-cell office:value-type="string">
            <text:p>Two or more. Matches will be as large as possible.</text:p>
          </table:table-cell>
          <table:table-cell table:number-columns-repeated="1022"/>
        </table:table-row>
        <table:table-row table:style-name="ro2">
          <table:table-cell office:value-type="string">
            <text:p>{2,}?</text:p>
          </table:table-cell>
          <table:table-cell office:value-type="string">
            <text:p>Two or more, lazy. Matches will be as small as possible.</text:p>
          </table:table-cell>
          <table:table-cell table:number-columns-repeated="1022"/>
        </table:table-row>
        <table:table-row table:style-name="ro2">
          <table:table-cell office:value-type="string">
            <text:p>{2,4}</text:p>
          </table:table-cell>
          <table:table-cell office:value-type="string">
            <text:p>Two, three or four. Matches will be as large as possible.</text:p>
          </table:table-cell>
          <table:table-cell table:number-columns-repeated="1022"/>
        </table:table-row>
        <table:table-row table:style-name="ro2">
          <table:table-cell office:value-type="string">
            <text:p>{2,4}?</text:p>
          </table:table-cell>
          <table:table-cell office:value-type="string">
            <text:p>Two, three or four, lazy. Matches will be as small as possible.</text:p>
          </table:table-cell>
          <table:table-cell table:number-columns-repeated="1022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spchar" table:style-name="ta9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\</text:p>
          </table:table-cell>
          <table:table-cell office:value-type="string">
            <text:p>Escape character.</text:p>
          </table:table-cell>
          <table:table-cell table:number-columns-repeated="1022"/>
        </table:table-row>
        <table:table-row table:style-name="ro2">
          <table:table-cell office:value-type="string">
            <text:p>\n</text:p>
          </table:table-cell>
          <table:table-cell office:value-type="string">
            <text:p>Matches newline.</text:p>
          </table:table-cell>
          <table:table-cell table:number-columns-repeated="1022"/>
        </table:table-row>
        <table:table-row table:style-name="ro2">
          <table:table-cell office:value-type="string">
            <text:p>\t</text:p>
          </table:table-cell>
          <table:table-cell office:value-type="string">
            <text:p>Matches tab.</text:p>
          </table:table-cell>
          <table:table-cell table:number-columns-repeated="1022"/>
        </table:table-row>
        <table:table-row table:style-name="ro2">
          <table:table-cell office:value-type="string">
            <text:p>\r</text:p>
          </table:table-cell>
          <table:table-cell office:value-type="string">
            <text:p>Matches carriage return.</text:p>
          </table:table-cell>
          <table:table-cell table:number-columns-repeated="1022"/>
        </table:table-row>
        <table:table-row table:style-name="ro2">
          <table:table-cell office:value-type="string">
            <text:p>\v</text:p>
          </table:table-cell>
          <table:table-cell office:value-type="string">
            <text:p>Matches form feed/page break.</text:p>
          </table:table-cell>
          <table:table-cell table:number-columns-repeated="102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assertion" table:style-name="ta10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foo(?=bar)</text:p>
          </table:table-cell>
          <table:table-cell office:value-type="string">
            <text:p>Lookahead assertion. The pattern foo will only match if followed by a match of pattern bar.</text:p>
          </table:table-cell>
          <table:table-cell table:number-columns-repeated="1022"/>
        </table:table-row>
        <table:table-row table:style-name="ro2">
          <table:table-cell office:value-type="string">
            <text:p>foo(?!bar)</text:p>
          </table:table-cell>
          <table:table-cell office:value-type="string">
            <text:p>Negative lookahead assertion. The pattern foo will only match if not followed by a match of pattern bar.</text:p>
          </table:table-cell>
          <table:table-cell table:number-columns-repeated="1022"/>
        </table:table-row>
        <table:table-row table:style-name="ro2">
          <table:table-cell office:value-type="string">
            <text:p>(?&lt;=foo)bar</text:p>
          </table:table-cell>
          <table:table-cell office:value-type="string">
            <text:p>Lookbehind assertion. The pattern bar will only match if preceded by a match of pattern foo.</text:p>
          </table:table-cell>
          <table:table-cell table:number-columns-repeated="1022"/>
        </table:table-row>
        <table:table-row table:style-name="ro2">
          <table:table-cell office:value-type="string">
            <text:p>(?&lt;!foo)bar</text:p>
          </table:table-cell>
          <table:table-cell office:value-type="string">
            <text:p>Negative lookbehind assertion. The pattern bar will only match if not preceded by a match of pattern foo.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Back References" table:style-name="ta11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3">
          <table:table-cell table:style-name="ce13" office:value-type="float" office:value="3">
            <text:p>$3 </text:p>
          </table:table-cell>
          <table:table-cell table:style-name="ce12" office:value-type="string">
            <text:p>Matched string within the third non-passive group.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$0 or $&amp;</text:p>
          </table:table-cell>
          <table:table-cell table:style-name="ce12" office:value-type="string">
            <text:p>Entire matched string.</text:p>
          </table:table-cell>
          <table:table-cell table:number-columns-repeated="1022"/>
        </table:table-row>
        <table:table-row table:style-name="ro3">
          <table:table-cell office:value-type="string">
            <text:p>$foo</text:p>
          </table:table-cell>
          <table:table-cell table:style-name="ce12" office:value-type="string">
            <text:p>Matched string within the group named "foo".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Case Modifiers" table:style-name="ta12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\\\u</text:p>
          </table:table-cell>
          <table:table-cell office:value-type="string">
            <text:p>Make the next character in the replacement uppercase.</text:p>
          </table:table-cell>
          <table:table-cell table:number-columns-repeated="1022"/>
        </table:table-row>
        <table:table-row table:style-name="ro2">
          <table:table-cell office:value-type="string">
            <text:p>\\\l</text:p>
          </table:table-cell>
          <table:table-cell office:value-type="string">
            <text:p>Make the next character in the replacement lowercase.</text:p>
          </table:table-cell>
          <table:table-cell table:number-columns-repeated="1022"/>
        </table:table-row>
        <table:table-row table:style-name="ro2">
          <table:table-cell office:value-type="string">
            <text:p>\\\U</text:p>
          </table:table-cell>
          <table:table-cell office:value-type="string">
            <text:p>Make the remaining characters in the replacement uppercase.</text:p>
          </table:table-cell>
          <table:table-cell table:number-columns-repeated="1022"/>
        </table:table-row>
        <table:table-row table:style-name="ro2">
          <table:table-cell office:value-type="string">
            <text:p>\\\L</text:p>
          </table:table-cell>
          <table:table-cell office:value-type="string">
            <text:p>Make the remaining characters in the replacement lowercase.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-Modifiers" table:style-name="ta13" table:print="false">
        <table:table-column table:style-name="co2" table:number-columns-repeated="1024" table:default-cell-style-name="Excel_20_Built-in_20_Normal"/>
        <table:table-row table:style-name="ro2">
          <table:table-cell table:style-name="ce10" office:value-type="string">
            <office:annotation draw:style-name="gr1" draw:text-style-name="P1" svg:width="3.586cm" svg:height="1.761cm" svg:x="3.32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true</text:p>
            </office:annotation>
            <text:p>sign</text:p>
          </table:table-cell>
          <table:table-cell office:value-type="string">
            <office:annotation draw:style-name="gr1" draw:text-style-name="P1" svg:width="3.586cm" svg:height="2.281cm" svg:x="6.309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  <text:p text:style-name="P1"><text:span text:style-name="T1"/></text:p>
            </office:annotation>
            <text:p>desc-en</text:p>
          </table:table-cell>
          <table:table-cell office:value-type="string">
            <office:annotation draw:style-name="gr1" draw:text-style-name="P1" svg:width="3.586cm" svg:height="1.761cm" svg:x="9.298cm" svg:y="0.009cm" draw:caption-point-x="-0.341cm" draw:caption-point-y="0.001cm">
              <dc:creator>sm</dc:creator>
              <dc:date>2018-01-05T00:00:00</dc:date>
              <text:p text:style-name="P1">"type" : ["string", "null"],</text:p>
              <text:p text:style-name="P1">"required" : false</text:p>
            </office:annotation>
            <text:p>desc-ja</text:p>
          </table:table-cell>
          <table:table-cell table:number-columns-repeated="1021"/>
        </table:table-row>
        <table:table-row table:style-name="ro2">
          <table:table-cell office:value-type="string">
            <text:p>(?i)</text:p>
          </table:table-cell>
          <table:table-cell office:value-type="string">
            <text:p>Case insensitive mode. Make the remainder of the pattern or subpattern case insensitive.</text:p>
          </table:table-cell>
          <table:table-cell table:number-columns-repeated="1022"/>
        </table:table-row>
        <table:table-row table:style-name="ro2">
          <table:table-cell office:value-type="string">
            <text:p>(?m)</text:p>
          </table:table-cell>
          <table:table-cell office:value-type="string">
            <text:p>Multi-line mode. Make $ and ^ in the remainder of the pattern or subpattern match before/after newline.</text:p>
          </table:table-cell>
          <table:table-cell table:number-columns-repeated="1022"/>
        </table:table-row>
        <table:table-row table:style-name="ro2">
          <table:table-cell office:value-type="string">
            <text:p>(?s)</text:p>
          </table:table-cell>
          <table:table-cell office:value-type="string">
            <text:p>Single-line mode. Make the . (dot) in the remainder of the pattern or subpattern match newline.</text:p>
          </table:table-cell>
          <table:table-cell table:number-columns-repeated="1022"/>
        </table:table-row>
        <table:table-row table:style-name="ro2">
          <table:table-cell office:value-type="string">
            <text:p>(?x)</text:p>
          </table:table-cell>
          <table:table-cell office:value-type="string">
            <text:p>Free spacing mode. Ignore white space in the remainder of the pattern or subpattern.</text:p>
          </table:table-cell>
          <table:table-cell table:number-columns-repeated="1022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variable"/>
    <style:font-face style:name="Yu Gothic" svg:font-family="'Yu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8108P0" style:volatile="true" number:language="ja" number:country="JP">
      <number:text>¥</number:text>
      <number:number number:decimal-places="0" number:min-integer-digits="1" number:grouping="true"/>
    </number:number-style>
    <number:number-style style:name="N8108" number:language="ja" number:country="JP">
      <number:text>-¥</number:text>
      <number:number number:decimal-places="0" number:min-integer-digits="1" number:grouping="true"/>
      <style:map style:condition="value()&gt;=0" style:apply-style-name="N8108P0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2" number:min-integer-digits="1" number:grouping="true"/>
    </number:number-style>
    <number:number-style style:name="N8110" number:language="ja" number:country="JP">
      <number:text>-¥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2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3" number:language="ja" number:country="JP">
      <number:day number:style="long"/>
      <number:text>-</number:text>
      <number:month number:textual="true"/>
    </number:date-style>
    <number:date-style style:name="N8114" number:language="ja" number:country="JP">
      <number:month number:textual="true"/>
      <number:text>-</number:text>
      <number:year/>
    </number:date-style>
    <number:time-style style:name="N8115" number:language="ja" number:country="JP">
      <number:hours/>
      <number:text>:</number:text>
      <number:minutes number:style="long"/>
      <number:text> </number:text>
      <number:am-pm/>
    </number:time-style>
    <number:time-style style:name="N8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1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8119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811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9P0"/>
    </number:currency-style>
    <number:currency-style style:name="N8120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0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8121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4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25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26" number:language="ja" number:country="JP">
      <number:hours/>
      <number:text>時</number:text>
      <number:minutes number:style="long"/>
      <number:text>分</number:text>
    </number:time-style>
    <number:time-style style:name="N8127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8" number:language="ja" number:country="JP">
      <number:year number:style="long"/>
      <number:text>年</number:text>
      <number:month number:style="long"/>
      <number:text>月</number:text>
    </number:date-style>
    <number:date-style style:name="N8129" number:language="ja" number:country="JP">
      <number:month number:style="long"/>
      <number:text>月</number:text>
      <number:day number:style="long"/>
      <number:text>日</number:text>
    </number:date-style>
    <number:number-style style:name="N8130P0" style:volatile="true" number:language="ja" number:country="JP">
      <number:number number:decimal-places="0" number:min-integer-digits="1" number:grouping="true"/>
    </number:number-style>
    <number:number-style style:name="N8130" number:language="ja" number:country="JP">
      <number:text>-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1P0"/>
    </number:number-style>
    <number:number-style style:name="N8132P0" style:volatile="true" number:language="ja" number:country="JP">
      <number:number number:decimal-places="2" number:min-integer-digits="1" number:grouping="true"/>
    </number:number-style>
    <number:number-style style:name="N8132" number:language="ja" number:country="JP">
      <number:text>-</number:text>
      <number:number number:decimal-places="2" number:min-integer-digits="1" number:grouping="true"/>
      <style:map style:condition="value()&gt;=0" style:apply-style-name="N8132P0"/>
    </number:number-style>
    <number:number-style style:name="N8133P0" style:volatile="true" number:language="ja" number:country="JP">
      <number:number number:decimal-places="2" number:min-integer-digits="1" number:grouping="true"/>
    </number:number-style>
    <number:number-style style:name="N8133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 </number:text>
      <number:number number:decimal-places="0" number:min-integer-digits="1" number:grouping="true"/>
      <number:text> </number:text>
    </number:number-style>
    <number:number-style style:name="N8134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34P2" style:volatile="true" number:language="ja" number:country="JP">
      <number:text> - </number:text>
    </number:number-style>
    <number:text-style style:name="N8134" number:language="ja" number:country="JP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35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35P2" style:volatile="true" number:language="ja" number:country="JP">
      <number:text> ¥- </number:text>
    </number:number-style>
    <number:text-style style:name="N8135" number:language="ja" number:country="JP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6P0" style:volatile="true" number:language="ja" number:country="JP">
      <number:text> </number:text>
      <number:number number:decimal-places="2" number:min-integer-digits="1" number:grouping="true"/>
      <number:text> </number:text>
    </number:number-style>
    <number:number-style style:name="N8136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36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36" number:language="ja" number:country="JP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37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37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37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37" number:language="ja" number:country="JP">
      <number:text> </number:text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ja" number:country="JP">
      <number:minutes number:style="long"/>
      <number:text>:</number:text>
      <number:seconds number:style="long"/>
    </number:time-style>
    <number:time-style style:name="N8139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ja" number:country="JP">
      <number:minutes number:style="long"/>
      <number:text>:</number:text>
      <number:seconds number:style="long" number:decimal-places="1"/>
    </number:time-style>
    <number:number-style style:name="N8141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Yu Gothic" fo:font-size="12pt" fo:font-style="normal" fo:text-shadow="none" style:text-underline-style="none" fo:font-weight="normal" style:font-name-asian="Yu Gothic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Yu Gothic" fo:font-size="12pt" fo:font-style="normal" fo:text-shadow="none" style:text-underline-style="solid" style:text-underline-width="auto" style:text-underline-color="font-color" fo:font-weight="normal" style:font-name-asian="Yu Gothic" style:font-size-asian="12pt" style:font-style-asian="normal" style:font-weight-asian="normal" style:font-size-complex="12pt" style:font-style-complex="normal" style:font-weight-complex="normal"/>
    </style:style>
    <draw:gradient draw:name="Gradient_20_7" draw:display-name="Gradient 7" draw:style="linear" draw:start-color="#fbf6d6" draw:end-color="#fbfe82" draw:start-intensity="100%" draw:end-intensity="100%" draw:angle="1800" draw:border="0%"/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2018/01/05</text:date>, <text:time>03:54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ot" style:display-name="PageStyle_ro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Anchors" style:display-name="PageStyle_items-Ancho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CharClass" style:display-name="PageStyle_items-CharCl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POSIX-CHAR" style:display-name="PageStyle_items-POSIX-CH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Groups" style:display-name="PageStyle_items-Grou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bracketEx" style:display-name="PageStyle_items-bracket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Quantifiers" style:display-name="PageStyle_items-Quantif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spchar" style:display-name="PageStyle_items-spch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assertion" style:display-name="PageStyle_items-asser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Back_20_References" style:display-name="PageStyle_items-Back Referen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Case_20_Modifiers" style:display-name="PageStyle_items-Case Modifi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ems-Modifiers" style:display-name="PageStyle_items-Modifi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03:54:49</dc:date>
    <dc:creator>minami setsushi</dc:creator>
    <meta:document-statistic meta:table-count="13" meta:cell-count="222" meta:object-count="0"/>
    <meta:generator>OpenOffice/4.1.5$Unix OpenOffice.org_project/415m1$Build-9789</meta:generator>
  </office:meta>
</office:document-meta>
</file>